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onsolas" svg:font-family="Consolas" style:font-adornments="Italic" style:font-pitch="fixed"/>
    <style:font-face style:name="Consolas1" svg:font-family="Consolas" style:font-adornments="Regular" style:font-pitch="fixed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cde3"/>
    </style:style>
    <style:style style:name="P2" style:family="paragraph" style:parent-style-name="Text_20_body">
      <style:text-properties officeooo:paragraph-rsid="00150d32"/>
    </style:style>
    <style:style style:name="P3" style:family="paragraph" style:parent-style-name="Text_20_body">
      <style:text-properties officeooo:paragraph-rsid="0015dd1d"/>
    </style:style>
    <style:style style:name="P4" style:family="paragraph" style:parent-style-name="Text_20_body">
      <style:text-properties officeooo:paragraph-rsid="0017126d"/>
    </style:style>
    <style:style style:name="P5" style:family="paragraph" style:parent-style-name="Text_20_body">
      <style:text-properties officeooo:paragraph-rsid="00186b34"/>
    </style:style>
    <style:style style:name="P6" style:family="paragraph" style:parent-style-name="Text_20_body">
      <style:text-properties officeooo:paragraph-rsid="00189447"/>
    </style:style>
    <style:style style:name="P7" style:family="paragraph" style:parent-style-name="Text_20_body">
      <style:text-properties officeooo:paragraph-rsid="0019838d"/>
    </style:style>
    <style:style style:name="P8" style:family="paragraph" style:parent-style-name="Text_20_body">
      <style:text-properties officeooo:paragraph-rsid="001bfe7a"/>
    </style:style>
    <style:style style:name="P9" style:family="paragraph" style:parent-style-name="Text_20_body">
      <style:text-properties officeooo:paragraph-rsid="001d5b5a"/>
    </style:style>
    <style:style style:name="P10" style:family="paragraph" style:parent-style-name="Text_20_body">
      <style:text-properties officeooo:paragraph-rsid="001e0208"/>
    </style:style>
    <style:style style:name="P11" style:family="paragraph" style:parent-style-name="Text_20_body">
      <style:text-properties officeooo:paragraph-rsid="001f1613"/>
    </style:style>
    <style:style style:name="P12" style:family="paragraph" style:parent-style-name="Text_20_body">
      <style:text-properties officeooo:paragraph-rsid="0024edef"/>
    </style:style>
    <style:style style:name="P13" style:family="paragraph" style:parent-style-name="Text_20_body">
      <style:text-properties officeooo:paragraph-rsid="0028c254"/>
    </style:style>
    <style:style style:name="P14" style:family="paragraph" style:parent-style-name="Text_20_body">
      <style:text-properties officeooo:paragraph-rsid="002a73ae"/>
    </style:style>
    <style:style style:name="P15" style:family="paragraph" style:parent-style-name="Text_20_body">
      <style:text-properties officeooo:paragraph-rsid="002af8be"/>
    </style:style>
    <style:style style:name="P16" style:family="paragraph" style:parent-style-name="Text_20_body">
      <style:text-properties officeooo:paragraph-rsid="002cbfb5"/>
    </style:style>
    <style:style style:name="P17" style:family="paragraph" style:parent-style-name="Text_20_body">
      <style:text-properties officeooo:paragraph-rsid="002fc4d5"/>
    </style:style>
    <style:style style:name="P18" style:family="paragraph" style:parent-style-name="Text_20_body">
      <style:text-properties officeooo:paragraph-rsid="0031447a"/>
    </style:style>
    <style:style style:name="P19" style:family="paragraph" style:parent-style-name="Text_20_body">
      <style:text-properties officeooo:paragraph-rsid="0032e990"/>
    </style:style>
    <style:style style:name="P20" style:family="paragraph" style:parent-style-name="Text_20_body">
      <style:text-properties officeooo:paragraph-rsid="00347381"/>
    </style:style>
    <style:style style:name="P21" style:family="paragraph" style:parent-style-name="Text_20_body">
      <style:text-properties officeooo:paragraph-rsid="0035e7b1"/>
    </style:style>
    <style:style style:name="P22" style:family="paragraph" style:parent-style-name="Text_20_body">
      <style:text-properties officeooo:paragraph-rsid="00372827"/>
    </style:style>
    <style:style style:name="P23" style:family="paragraph" style:parent-style-name="Text_20_body">
      <style:text-properties officeooo:paragraph-rsid="003750e1"/>
    </style:style>
    <style:style style:name="P24" style:family="paragraph" style:parent-style-name="Text_20_body">
      <style:text-properties officeooo:paragraph-rsid="003914a7"/>
    </style:style>
    <style:style style:name="P25" style:family="paragraph" style:parent-style-name="Text_20_body">
      <style:text-properties officeooo:paragraph-rsid="003caaa5"/>
    </style:style>
    <style:style style:name="P26" style:family="paragraph" style:parent-style-name="Text_20_body">
      <style:text-properties officeooo:paragraph-rsid="003e6ba4"/>
    </style:style>
    <style:style style:name="P27" style:family="paragraph" style:parent-style-name="Text_20_body">
      <style:text-properties officeooo:paragraph-rsid="003f9ec9"/>
    </style:style>
    <style:style style:name="P28" style:family="paragraph" style:parent-style-name="Text_20_body">
      <style:text-properties officeooo:paragraph-rsid="0040cc9b"/>
    </style:style>
    <style:style style:name="P29" style:family="paragraph" style:parent-style-name="Text_20_body">
      <style:text-properties officeooo:paragraph-rsid="00421f52"/>
    </style:style>
    <style:style style:name="P30" style:family="paragraph" style:parent-style-name="Text_20_body">
      <style:text-properties officeooo:paragraph-rsid="00250d3d"/>
    </style:style>
    <style:style style:name="P31" style:family="paragraph" style:parent-style-name="Text_20_body">
      <style:text-properties officeooo:paragraph-rsid="0044d98d"/>
    </style:style>
    <style:style style:name="P32" style:family="paragraph" style:parent-style-name="Text_20_body">
      <style:text-properties officeooo:paragraph-rsid="004881ff"/>
    </style:style>
    <style:style style:name="P33" style:family="paragraph" style:parent-style-name="Text_20_body">
      <style:text-properties officeooo:paragraph-rsid="004c9ae7"/>
    </style:style>
    <style:style style:name="P34" style:family="paragraph" style:parent-style-name="Text_20_body">
      <style:text-properties officeooo:paragraph-rsid="004ea0fe"/>
    </style:style>
    <style:style style:name="P35" style:family="paragraph" style:parent-style-name="Heading_20_1">
      <style:text-properties officeooo:paragraph-rsid="001d5b5a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DocumentTitle" style:master-page-name="First_20_Page">
      <style:paragraph-properties style:page-number="auto"/>
    </style:style>
    <style:style style:name="P38" style:family="paragraph" style:parent-style-name="Heading_20_2">
      <style:text-properties officeooo:paragraph-rsid="001d5b5a"/>
    </style:style>
    <style:style style:name="T1" style:family="text">
      <style:text-properties officeooo:rsid="001014eb"/>
    </style:style>
    <style:style style:name="T2" style:family="text">
      <style:text-properties officeooo:rsid="0011cde3"/>
    </style:style>
    <style:style style:name="T3" style:family="text">
      <style:text-properties officeooo:rsid="00150d32"/>
    </style:style>
    <style:style style:name="T4" style:family="text">
      <style:text-properties officeooo:rsid="0015dd1d"/>
    </style:style>
    <style:style style:name="T5" style:family="text">
      <style:text-properties officeooo:rsid="0017126d"/>
    </style:style>
    <style:style style:name="T6" style:family="text">
      <style:text-properties officeooo:rsid="00178a0f"/>
    </style:style>
    <style:style style:name="T7" style:family="text">
      <style:text-properties officeooo:rsid="00186b34"/>
    </style:style>
    <style:style style:name="T8" style:family="text">
      <style:text-properties officeooo:rsid="00189447"/>
    </style:style>
    <style:style style:name="T9" style:family="text">
      <style:text-properties officeooo:rsid="0019838d"/>
    </style:style>
    <style:style style:name="T10" style:family="text">
      <style:text-properties officeooo:rsid="0019ff04"/>
    </style:style>
    <style:style style:name="T11" style:family="text">
      <style:text-properties officeooo:rsid="001bfe7a"/>
    </style:style>
    <style:style style:name="T12" style:family="text">
      <style:text-properties officeooo:rsid="001c8eed"/>
    </style:style>
    <style:style style:name="T13" style:family="text">
      <style:text-properties officeooo:rsid="001d5b5a"/>
    </style:style>
    <style:style style:name="T14" style:family="text">
      <style:text-properties officeooo:rsid="001e0208"/>
    </style:style>
    <style:style style:name="T15" style:family="text">
      <style:text-properties officeooo:rsid="001f1613"/>
    </style:style>
    <style:style style:name="T16" style:family="text">
      <style:text-properties officeooo:rsid="001fc1fc"/>
    </style:style>
    <style:style style:name="T17" style:family="text">
      <style:text-properties officeooo:rsid="00214798"/>
    </style:style>
    <style:style style:name="T18" style:family="text">
      <style:text-properties officeooo:rsid="00221c72"/>
    </style:style>
    <style:style style:name="T19" style:family="text">
      <style:text-properties officeooo:rsid="00238edc"/>
    </style:style>
    <style:style style:name="T20" style:family="text">
      <style:text-properties officeooo:rsid="0024edef"/>
    </style:style>
    <style:style style:name="T21" style:family="text">
      <style:text-properties officeooo:rsid="00250d3d"/>
    </style:style>
    <style:style style:name="T22" style:family="text">
      <style:text-properties officeooo:rsid="0026d554"/>
    </style:style>
    <style:style style:name="T23" style:family="text">
      <style:text-properties officeooo:rsid="002a73ae"/>
    </style:style>
    <style:style style:name="T24" style:family="text">
      <style:text-properties officeooo:rsid="002af8be"/>
    </style:style>
    <style:style style:name="T25" style:family="text">
      <style:text-properties officeooo:rsid="002cbfb5"/>
    </style:style>
    <style:style style:name="T26" style:family="text">
      <style:text-properties officeooo:rsid="002e93d1"/>
    </style:style>
    <style:style style:name="T27" style:family="text">
      <style:text-properties officeooo:rsid="002fc4d5"/>
    </style:style>
    <style:style style:name="T28" style:family="text">
      <style:text-properties officeooo:rsid="00302b72"/>
    </style:style>
    <style:style style:name="T29" style:family="text">
      <style:text-properties officeooo:rsid="0031447a"/>
    </style:style>
    <style:style style:name="T30" style:family="text">
      <style:text-properties officeooo:rsid="0032928c"/>
    </style:style>
    <style:style style:name="T31" style:family="text">
      <style:text-properties officeooo:rsid="0032e990"/>
    </style:style>
    <style:style style:name="T32" style:family="text">
      <style:text-properties officeooo:rsid="00347381"/>
    </style:style>
    <style:style style:name="T33" style:family="text">
      <style:text-properties officeooo:rsid="0035e7b1"/>
    </style:style>
    <style:style style:name="T34" style:family="text">
      <style:text-properties officeooo:rsid="00372827"/>
    </style:style>
    <style:style style:name="T35" style:family="text">
      <style:text-properties officeooo:rsid="003750e1"/>
    </style:style>
    <style:style style:name="T36" style:family="text">
      <style:text-properties officeooo:rsid="003914a7"/>
    </style:style>
    <style:style style:name="T37" style:family="text">
      <style:text-properties officeooo:rsid="003964aa"/>
    </style:style>
    <style:style style:name="T38" style:family="text">
      <style:text-properties officeooo:rsid="003ae342"/>
    </style:style>
    <style:style style:name="T39" style:family="text">
      <style:text-properties officeooo:rsid="003caaa5"/>
    </style:style>
    <style:style style:name="T40" style:family="text">
      <style:text-properties officeooo:rsid="003d4212"/>
    </style:style>
    <style:style style:name="T41" style:family="text">
      <style:text-properties officeooo:rsid="003dae71"/>
    </style:style>
    <style:style style:name="T42" style:family="text">
      <style:text-properties officeooo:rsid="003e6ba4"/>
    </style:style>
    <style:style style:name="T43" style:family="text">
      <style:text-properties officeooo:rsid="003f9ec9"/>
    </style:style>
    <style:style style:name="T44" style:family="text">
      <style:text-properties officeooo:rsid="0040cc9b"/>
    </style:style>
    <style:style style:name="T45" style:family="text">
      <style:text-properties officeooo:rsid="00421f52"/>
    </style:style>
    <style:style style:name="T46" style:family="text">
      <style:text-properties officeooo:rsid="0043371b"/>
    </style:style>
    <style:style style:name="T47" style:family="text">
      <style:text-properties officeooo:rsid="0044d98d"/>
    </style:style>
    <style:style style:name="T48" style:family="text">
      <style:text-properties officeooo:rsid="004645f2"/>
    </style:style>
    <style:style style:name="T49" style:family="text">
      <style:text-properties officeooo:rsid="004881ff"/>
    </style:style>
    <style:style style:name="T50" style:family="text">
      <style:text-properties officeooo:rsid="00499dcb"/>
    </style:style>
    <style:style style:name="T51" style:family="text">
      <style:text-properties officeooo:rsid="004b89fe"/>
    </style:style>
    <style:style style:name="T52" style:family="text">
      <style:text-properties officeooo:rsid="004c9ae7"/>
    </style:style>
    <style:style style:name="T53" style:family="text">
      <style:text-properties officeooo:rsid="004da152"/>
    </style:style>
    <style:style style:name="T54" style:family="text">
      <style:text-properties officeooo:rsid="004ea0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">Project Title</text:span></text:p>
      <text:p text:style-name="CoverPage"><text:span text:style-name="T1">Jason Eslick</text:span></text:p>
      <text:p text:style-name="CoverPage"><text:span text:style-name="T1"/></text:p>
      <text:h text:style-name="P36" text:outline-level="1"><text:span text:style-name="T47">Introduction</text:span></text:h>
      <text:p text:style-name="P31"><text:span text:style-name="T47">TODO</text:span></text:p>
      <text:p text:style-name="P32"><text:span text:style-name="T49">This project implements a virtualized system of imagined hardware. <text:s/>It is not meant to virtualize real systems, but rather, create a simple structure for creating simple operating systems. <text:s/>Hardware is simplified as much as possible so the software can receive the most attention </text:span><text:span text:style-name="T50">while still providing a system's </text:span><text:span text:style-name="T51">sandbox</text:span><text:span text:style-name="T49">.</text:span></text:p>
      <text:p text:style-name="P33"><text:span text:style-name="T52">The first goal is to be able to assemble </text:span><text:span text:style-name="T53">a simple program in a simple assembly language and be able to run it in the VM.</text:span></text:p>
      <text:p text:style-name="P34"><text:span text:style-name="T54">The second goal is to be able to interact with simple programs running in the VM.</text:span></text:p>
      <text:p text:style-name="P34"><text:span text:style-name="T54">Long-term, it would be nice to port development programs. <text:s/>Graphical output should eventually be implemented (and graphical input after that).</text:span></text:p>
      <text:p text:style-name="P32"><text:span text:style-name="T49">TODO</text:span></text:p>
      <text:p text:style-name="P31"><text:span text:style-name="T47"/></text:p>
      <text:p text:style-name="P31"><text:span text:style-name="T47">This document outlines the machine. <text:s/>The machine's OS and userland are separate from this document.</text:span></text:p>
      <text:p text:style-name="P30"><text:span text:style-name="T21">The VM OS is unaware of the classes mentioned here. <text:s/>It merely communicates with the real OS through devices.</text:span></text:p>
      <text:h text:style-name="Heading_20_1" text:outline-level="1"><text:span text:style-name="T1">Motherboard</text:span></text:h>
      <text:p text:style-name="P1"><text:span text:style-name="T2">BIOS text file </text:span><text:span text:style-name="T22">holds configuration, etc.</text:span></text:p>
      <text:p text:style-name="P1"><text:span text:style-name="T2">Amount of memory </text:span><text:span text:style-name="T22">is handled by the motherboard, not a device</text:span><text:span text:style-name="T2">. <text:s/></text:span><text:span text:style-name="T44">It would be cool to allow dynamic memory allotment.</text:span></text:p>
      <text:p text:style-name="P16"><text:span text:style-name="T25">Motherboard loads dynamically-loaded libraries.</text:span></text:p>
      <text:p text:style-name="P5"><text:span text:style-name="Code"><text:span text:style-name="T3">class Motherboard</text:span></text:span></text:p>
      <text:h text:style-name="Heading_20_2" text:outline-level="2"><text:span text:style-name="T7">Device Abstraction</text:span></text:h>
      <text:p text:style-name="P2"><text:span text:style-name="T3">The parts of the computer are devices. <text:s/></text:span><text:span text:style-name="T38">The real OS / machine communicate with the virtualized system via devices.</text:span></text:p>
      <text:p text:style-name="P28"><text:span text:style-name="T44">It would be cool to allow devices to be hot-(un)plugged.</text:span></text:p>
      <text:p text:style-name="P13"><text:span text:style-name="Code"><text:span text:style-name="T17">abstract </text:span></text:span><text:span text:style-name="Code"><text:span text:style-name="T3">class Device</text:span></text:span></text:p>
      <text:h text:style-name="P35" text:outline-level="1"><text:span text:style-name="T13">Output to Real OS</text:span></text:h>
      <text:p text:style-name="P11"><text:span text:style-name="T15">To allow interaction between the real OS and the VM, two standard devices will be attached to the VM instance.</text:span></text:p>
      <text:h text:style-name="P38" text:outline-level="2"><text:span text:style-name="T13">Console I/O</text:span></text:h>
      <text:p text:style-name="P9"><text:span text:style-name="T13">This is separate from graphics because this helps abstract real data from the VM.</text:span></text:p>
      <text:h text:style-name="Heading_20_3" text:outline-level="3"><text:soft-page-break/><text:span text:style-name="T6">Relayed </text:span><text:span text:style-name="T13">Output</text:span></text:h>
      <text:p text:style-name="P2"><text:span text:style-name="T3">stdout </text:span><text:span text:style-name="T13">and stderr</text:span><text:span text:style-name="T3"> is relayed to real OS through a generic device </text:span><text:span text:style-name="T13">(which is handled by the Motherbroad)</text:span><text:span text:style-name="T3">. <text:s/></text:span><text:span text:style-name="T18">The VM OS handles its own stdin/out, but it can </text:span><text:span text:style-name="T16">chose what virtualized stdout/in </text:span><text:span text:style-name="T19">is sent to the real OS </text:span><text:span text:style-name="T46">(this would be the single “interactive process” that the system is running)</text:span><text:span text:style-name="T16">.</text:span></text:p>
      <text:p text:style-name="P3"><text:span text:style-name="Code"><text:span text:style-name="T4">class CharacterBuffer </text:span></text:span><text:span text:style-name="Code"><text:span text:style-name="T5">extends</text:span></text:span><text:span text:style-name="Code"><text:span text:style-name="T4"> Device</text:span></text:span></text:p>
      <text:h text:style-name="Heading_20_2" text:outline-level="2"><text:span text:style-name="T13">Graphics</text:span></text:h>
      <text:p text:style-name="P10"><text:span text:style-name="T14">The motherboard implements a “graphics card” device, that simply creates a window to contain the VM graphical input and output. <text:s/></text:span><text:span text:style-name="T15">On the real OS side, t</text:span><text:span text:style-name="T14">his can be an X window, Wayland window, <text:s/>Windows window, etc.</text:span></text:p>
      <text:p text:style-name="P27"><text:span text:style-name="T43">Also to think about: <text:s/>CPU rendering vs direct rendering.</text:span></text:p>
      <text:p text:style-name="P12"><text:span text:style-name="Code"><text:span text:style-name="T20">class GraphicsCard extends Device</text:span></text:span></text:p>
      <text:h text:style-name="Heading_20_1" text:outline-level="1"><text:span text:style-name="T26">Input from Real OS</text:span></text:h>
      <text:p text:style-name="P17"><text:span text:style-name="T27">The VM should have the ability to interact with the real OS / human. <text:s/>Therefore, input needs consideration.</text:span></text:p>
      <text:h text:style-name="Heading_20_2" text:outline-level="2"><text:span text:style-name="T27">Keyboard Input</text:span></text:h>
      <text:p text:style-name="P17"><text:span text:style-name="T27">Preferably, keystrokes are directly sent to VM through a device that acts like real hardware (like real OSes interpret keyboards). <text:s/>Alternatively, translated keys can be re-translated into hardware strokes.</text:span></text:p>
      <text:p text:style-name="P18"><text:span text:style-name="T30">The machine should provide a standard keyboard Device</text:span><text:span text:style-name="T29">.</text:span></text:p>
      <text:p text:style-name="P19"><text:span text:style-name="Code"><text:span text:style-name="T31">class Keyboard extends Device</text:span></text:span></text:p>
      <text:h text:style-name="Heading_20_2" text:outline-level="2"><text:span text:style-name="T27">Mouse Input</text:span></text:h>
      <text:p text:style-name="P19"><text:span text:style-name="T31">Just send raw mouse input through a device.</text:span></text:p>
      <text:p text:style-name="P19"><text:span text:style-name="Code"><text:span text:style-name="T31">class Mouse extends Device</text:span></text:span></text:p>
      <text:h text:style-name="Heading_20_2" text:outline-level="2"><text:span text:style-name="T27">Other Input</text:span></text:h>
      <text:p text:style-name="P20"><text:span text:style-name="T32">Just extend a device and write an VM OS driver.</text:span></text:p>
      <text:h text:style-name="Heading_20_1" text:outline-level="1"><text:span text:style-name="T1">CPU</text:span></text:h>
      <text:p text:style-name="P8"><text:span text:style-name="T2">Holds instruction set.</text:span></text:p>
      <text:p text:style-name="P33"><text:span text:style-name="T52">CPUs are moduler: <text:s/>I can run two instances of the VM, each with a different instruction set. <text:s/>One can be a single mode CPU, and the other can be a dual-mode CPU.</text:span></text:p>
      <text:p text:style-name="P14"><text:span text:style-name="T10">Dual-mode is </text:span><text:span text:style-name="T23">optionally</text:span><text:span text:style-name="T10"> implemented here.</text:span></text:p>
      <text:p text:style-name="P24"><text:span text:style-name="T36">Hardware interupts should be handled here (using </text:span><text:span text:style-name="Code"><text:span text:style-name="T36">Motherboard</text:span></text:span><text:span text:style-name="T36"> timer?).</text:span></text:p>
      <text:p text:style-name="P23"><text:span text:style-name="T35">Multi-core CPUs and multiple CPUs should be considered. <text:s/></text:span><text:span text:style-name="T48">The OS should be able to </text:span><text:soft-page-break/><text:span text:style-name="T48">implement physical concurrency using this.</text:span></text:p>
      <text:p text:style-name="P14"><text:span text:style-name="T6">CPUs are not generic devices.</text:span></text:p>
      <text:p text:style-name="P29"><text:span text:style-name="T45">The motherboard should be able to extract statistics from the CPU.</text:span></text:p>
      <text:p text:style-name="P4"><text:span text:style-name="Code"><text:span text:style-name="T5">abstract class CPU extends Device</text:span></text:span></text:p>
      <text:p text:style-name="P6"><text:span text:style-name="Code"><text:span text:style-name="T8">class MyCPU extends CPU</text:span></text:span></text:p>
      <text:h text:style-name="Heading_20_1" text:outline-level="1"><text:span text:style-name="T2">Data Drive</text:span></text:h>
      <text:p text:style-name="P15"><text:span text:style-name="T24">The motherboard will need to start a bootloader, like in real computing systems.</text:span></text:p>
      <text:p text:style-name="P7"><text:span text:style-name="Code"><text:span text:style-name="T9">abstract class StorageDevice extends Device</text:span></text:span></text:p>
      <text:p text:style-name="P7"><text:span text:style-name="Code"><text:span text:style-name="T9">abstract class WritableStorageDevice extends StorageDevice</text:span></text:span></text:p>
      <text:p text:style-name="P21"><text:span text:style-name="Code"><text:span text:style-name="T33">abstract class ReadonlyStorageDevice extends StorageDevice</text:span></text:span></text:p>
      <text:h text:style-name="Heading_20_1" text:outline-level="1"><text:span text:style-name="T34">File Sharing</text:span></text:h>
      <text:p text:style-name="P22"><text:span text:style-name="T34">This refers to file sharing between the real OS and the VM OS. <text:s/></text:span><text:span text:style-name="T37">On the VM OS side, j</text:span><text:span text:style-name="T35">ust implement some networking scheme, as if the real OS and VM OS were separate computers. <text:s/></text:span><text:span text:style-name="T37">On the real OS side, the “network drive” that the VM OS sees can just be a directory on the real file system.</text:span></text:p>
      <text:h text:style-name="Heading_20_1" text:outline-level="1"><text:span text:style-name="T34">Networking</text:span></text:h>
      <text:p text:style-name="P25"><text:span text:style-name="T39">This is very broad and may take a lot of development. <text:s/></text:span><text:span text:style-name="T40">It is also something I am fairly ignorant on from a system's perspective. <text:s/></text:span><text:span text:style-name="T41">It would be cool to get some basic networking working among multiple running VM instances.</text:span></text:p>
      <text:h text:style-name="Heading_20_1" text:outline-level="1"><text:span text:style-name="T42">Sound</text:span></text:h>
      <text:p text:style-name="P26"><text:span text:style-name="T42">Maybe raw VM sound can be directed to the real OSes default sound structure (alsa, etc). <text:s/>This is low priority compared to aspects listed abo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onsolas" svg:font-family="Consolas" style:font-adornments="Italic" style:font-pitch="fixed"/>
    <style:font-face style:name="Consolas1" svg:font-family="Consolas" style:font-adornments="Regular" style:font-pitch="fixed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ambri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/>
      <style:text-properties fo:color="#000080" fo:font-size="125%" fo:text-shadow="1pt 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>
      <style:text-properties style:font-name="Consolas" fo:font-size="11pt" fo:font-style="normal" style:font-size-asian="10.5pt"/>
    </style:style>
    <style:style style:name="Problem" style:family="paragraph" style:parent-style-name="Text_20_body">
      <style:text-properties fo:font-style="oblique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ocumentTitle" style:family="paragraph" style:parent-style-name="Standard" style:master-page-name="">
      <style:paragraph-properties fo:margin-top="0.5in" fo:margin-bottom="0.5in" fo:text-align="center" style:justify-single-word="false" style:page-number="auto"/>
      <style:text-properties fo:color="#000080" style:font-name="Cambria" fo:font-size="22pt" fo:text-shadow="1pt 1pt" fo:font-weight="bold" style:font-size-asian="10.5pt"/>
    </style:style>
    <style:style style:name="CoverPage" style:family="paragraph" style:parent-style-name="Standard">
      <style:paragraph-properties fo:line-height="200%" fo:text-align="center" style:justify-single-word="false"/>
      <style:text-properties style:font-name="Cambria" fo:font-size="14pt" style:font-size-asian="10.5pt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25%" fo:font-style="normal" fo:text-shadow="1pt 1pt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7%" fo:font-style="italic" fo:text-shadow="1pt 1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2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nsolas1" fo:font-size="10pt" style:font-size-asian="10.5pt"/>
    </style:style>
    <style:style style:name="Caption_20_characters" style:display-name="Caption character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Eslick</meta:initial-creator>
    <meta:creation-date>2011-01-24T18:51:36</meta:creation-date>
    <dc:date>2011-02-23T19:52:27</dc:date>
    <dc:creator>Jason Eslick</dc:creator>
    <meta:editing-duration>PT10H36M56S</meta:editing-duration>
    <meta:editing-cycles>223</meta:editing-cycles>
    <meta:generator>OpenOffice.org/3.2$Unix OpenOffice.org_project/320m19$Build-9505</meta:generator>
    <meta:document-statistic meta:table-count="0" meta:image-count="0" meta:object-count="0" meta:page-count="4" meta:paragraph-count="63" meta:word-count="708" meta:character-count="4280"/>
  </office:meta>
</office:document-meta>
</file>